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E00000172657D09CB.png" manifest:media-type="image/png"/>
  <manifest:file-entry manifest:full-path="Pictures/100000010000017B0000015EA2C473F7.png" manifest:media-type="image/png"/>
  <manifest:file-entry manifest:full-path="Pictures/10000001000002BC00000112567BF8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806cm" svg:y="0.012cm" svg:width="13.919cm" svg:height="9.79cm" draw:z-index="0"><draw:image xlink:href="Pictures/100000010000020E00000172657D09CB.png" xlink:type="simple" xlink:show="embed" xlink:actuate="onLoad" draw:mime-type="image/png"/></draw:frame><draw:frame draw:style-name="fr1" draw:name="Imagen2" text:anchor-type="char" svg:x="0cm" svg:y="9.657cm" svg:width="17cm" svg:height="6.653cm" draw:z-index="1"><draw:image xlink:href="Pictures/10000001000002BC00000112567BF87F.png" xlink:type="simple" xlink:show="embed" xlink:actuate="onLoad" draw:mime-type="image/png"/></draw:frame><draw:frame draw:style-name="fr1" draw:name="Imagen3" text:anchor-type="char" svg:x="3.089cm" svg:y="16.309cm" svg:width="10.029cm" svg:height="9.26cm" draw:z-index="2"><draw:image xlink:href="Pictures/100000010000017B0000015EA2C473F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3:29:57.008000000</meta:creation-date>
    <dc:date>2024-09-30T13:32:45.813000000</dc:date>
    <meta:editing-duration>PT2M4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